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5.1571in"/>
    </style:style>
    <style:style style:name="co5" style:family="table-column">
      <style:table-column-properties fo:break-before="auto" style:column-width="4.8244in"/>
    </style:style>
    <style:style style:name="co6" style:family="table-column">
      <style:table-column-properties fo:break-before="auto" style:column-width="4.4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6pt" style:language-asian="hi" style:country-asian="IN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2.49pt solid #000000" style:text-align-source="fix" style:repeat-content="false" fo:border-left="none" fo:border-right="0.06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2.49pt solid #000000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2.49pt solid #000000" fo:background-color="#e16173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2.49pt solid #000000" fo:background-color="#ffff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2.49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2.49pt solid #000000" style:text-align-source="fix" style:repeat-content="false" fo:border-left="none" fo:border-right="0.06pt solid #000000" fo:border-top="2.49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2.49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2.49pt solid #000000" fo:background-color="#e16173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none" fo:background-color="#e16173" style:text-align-source="fix" style:repeat-content="false" fo:wrap-option="wrap" fo:border-left="none" fo:border-right="2.49pt solid #000000" fo:border-top="none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2.49pt solid #000000" fo:background-color="#e16173" style:text-align-source="fix" style:repeat-content="false" fo:wrap-option="wrap" fo:border-left="none" fo:border-right="2.49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2.49pt solid #000000" fo:background-color="#e1617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none" fo:background-color="#e16173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2.49pt solid #000000" fo:background-color="#e16173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2.49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2.49pt solid #000000" fo:background-color="#ffff00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</style:style>
    <style:style style:name="ce104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fo:font-size="12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style:use-window-font-color="true"/>
    </style:style>
    <style:style style:name="T2" style:family="text">
      <style:text-properties fo:font-size="12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style:use-window-font-color="true" style:text-position="-26% 58%" style:language-asian="hi" style:country-asian="IN"/>
    </style:style>
    <style:style style:name="T3" style:family="text">
      <style:text-properties style:text-overline-style="none" style:text-overline-color="font-color"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fo:font-size="12pt"/>
    </style:style>
    <style:style style:name="T4" style:family="text">
      <style:text-properties style:text-overline-style="none" style:text-overline-color="font-color"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fo:font-size="12pt" style:text-position="-26% 58%"/>
    </style:style>
    <style:style style:name="T5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9"/>
        <table:table-column table:style-name="co1" table:default-cell-style-name="Default"/>
        <table:table-column table:style-name="co4" table:default-cell-style-name="ce16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Detector/Descriptor</text:p>
          </table:table-cell>
          <table:covered-table-cell table:style-name="Default"/>
          <table:covered-table-cell/>
          <table:table-cell table:style-name="ce15" office:value-type="string" calcext:value-type="string">
            <text:p>BRIEF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FREAK</text:p>
          </table:table-cell>
          <table:table-cell table:style-name="ce21" office:value-type="string" calcext:value-type="string">
            <text:p>SIFT</text:p>
          </table:table-cell>
          <table:table-cell table:style-name="ce38" office:value-type="string" calcext:value-type="string">
            <text:p>AKAZE</text:p>
          </table:table-cell>
          <table:table-cell table:style-name="ce48"/>
        </table:table-row>
        <table:table-row table:style-name="ro3">
          <table:table-cell/>
          <table:table-cell office:value-type="string" calcext:value-type="string" table:number-columns-spanned="1" table:number-rows-spanned="4">
            <text:p>SHI-TOMASI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47" office:value-type="string" calcext:value-type="string" table:number-columns-spanned="4" table:number-rows-spanned="1">
            <text:p>{1370, 1301, 1361, 1358, 1333, 1284, 1322, 1366, 1389, 1339}</text:p>
          </table:table-cell>
          <table:covered-table-cell table:number-columns-repeated="2" table:style-name="ce22" office:value-type="string" calcext:value-type="string">
            <text:p>{1370, 1301, 1361, 1358, 1333, 1284, 1322, 1366, 1389, 1339}</text:p>
          </table:covered-table-cell>
          <table:covered-table-cell table:style-name="ce81" office:value-type="string" calcext:value-type="string">
            <text:p>{1370, 1301, 1361, 1358, 1333, 1284, 1322, 1366, 1389, 1339}</text:p>
          </table:covered-table-cell>
          <table:table-cell table:style-name="ce90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6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58" office:value-type="string" calcext:value-type="string" table:number-columns-spanned="4" table:number-rows-spanned="1">
            <text:p>{125, 118, 123, 120, 120, 113, 114, 123, 111, 112}</text:p>
          </table:table-cell>
          <table:covered-table-cell table:number-columns-repeated="2" table:style-name="ce22"/>
          <table:covered-table-cell table:style-name="ce81"/>
          <table:covered-table-cell table:style-name="ce90"/>
          <table:covered-table-cell table:style-name="ce106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 office:value-type="string" calcext:value-type="string">
            <text:p>Detector</text:p>
          </table:covered-table-cell>
          <table:table-cell office:value-type="string" calcext:value-type="string">
            <text:p>{10.38, 9.86, 9.21, 8.51, 8.91, 8.24, 8.32, 8.22, 8.24, 8.21}</text:p>
          </table:table-cell>
          <table:table-cell table:style-name="ce23" office:value-type="string" calcext:value-type="string">
            <text:p>{10.65, 9.65, 9.89, 8.59, 9.54, 8.60, 8.49, 8.42, 8.28, 8.38}</text:p>
          </table:table-cell>
          <table:table-cell table:style-name="ce25" office:value-type="string" calcext:value-type="string">
            <text:p>{10.66, 8.83, 6.58, 6.66, 6.25, 6.27, 6.23, 6.23, 6.25, 6.30}</text:p>
          </table:table-cell>
          <table:table-cell table:style-name="ce23" office:value-type="string" calcext:value-type="string">
            <text:p>{11.60, 8.44, 9.96, 9.49, 9.32, 10.40, 11.49, 9.75, 9.22, 9.00}</text:p>
          </table:table-cell>
          <table:covered-table-cell table:style-name="ce91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6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0.74, 0.72, 0.63, 0.70, 0.70, 0.63, 0.61, 0.69, 0.67, 0.62}</text:p>
          </table:table-cell>
          <table:table-cell table:style-name="ce24" office:value-type="string" calcext:value-type="string">
            <text:p>{2.01, 2.14, 2.32, 2.01, 1.92, 1.89, 1.87, 1.89, 1.86, 1.87}</text:p>
          </table:table-cell>
          <table:table-cell table:style-name="ce26" office:value-type="string" calcext:value-type="string">
            <text:p>{19.68, 16.51, 16.53, 16.17, 16.00, 16.05, 15.96, 16.00, 16.10, 15.96}</text:p>
          </table:table-cell>
          <table:table-cell table:style-name="ce24" office:value-type="string" calcext:value-type="string">
            <text:p>{13.65, 13.68, 12.76, 11.27, 11.22, 17.98, 16.62, 11.44, 10.35, 10.48}</text:p>
          </table:table-cell>
          <table:covered-table-cell table:style-name="ce92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6"/>
        </table:table-row>
        <table:table-row table:style-name="ro3">
          <table:table-cell/>
          <table:table-cell office:value-type="string" calcext:value-type="string" table:number-columns-spanned="1" table:number-rows-spanned="4">
            <text:p>HARRIS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59" office:value-type="string" calcext:value-type="string" table:number-columns-spanned="4" table:number-rows-spanned="1">
            <text:p>{115, 98, 113, 121, 160, 383, 85, 210, 171, 281}</text:p>
          </table:table-cell>
          <table:covered-table-cell table:number-columns-repeated="3" table:style-name="ce22" office:value-type="string" calcext:value-type="string">
            <text:p>{115, 98, 113, 121, 160, 383, 85, 210, 171, 281}</text:p>
          </table:covered-table-cell>
          <table:table-cell table:style-name="ce93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6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62" office:value-type="string" calcext:value-type="string" table:number-columns-spanned="4" table:number-rows-spanned="1">
            <text:p>{17, 14, 18, 21, 26, 43, 18, 31, 26, 34}</text:p>
          </table:table-cell>
          <table:covered-table-cell table:number-columns-repeated="3" table:style-name="ce22"/>
          <table:covered-table-cell table:style-name="ce93"/>
          <table:covered-table-cell table:style-name="ce106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 office:value-type="string" calcext:value-type="string">
            <text:p>Detector</text:p>
          </table:covered-table-cell>
          <table:table-cell office:value-type="string" calcext:value-type="string">
            <text:p>{7.78, 6.37, 6.47, 7.05, 6.61, 6.52, 7.29, 7.02, 6.55, 6.52}</text:p>
          </table:table-cell>
          <table:table-cell table:style-name="ce25" office:value-type="string" calcext:value-type="string">
            <text:p>{7.57, 6.78, 6.43, 7.54, 6.72, 6.45, 6.52, 7.23, 6.42, 6.36}</text:p>
          </table:table-cell>
          <table:table-cell table:style-name="ce23" office:value-type="string" calcext:value-type="string">
            <text:p>{8.23, 6.86, 5.78, 5.14, 5.12, 5.21, 4.84, 4.67, 4.59, 4.74}</text:p>
          </table:table-cell>
          <table:table-cell table:style-name="ce34" office:value-type="string" calcext:value-type="string">
            <text:p>{13.29, 5.75, 10.87, 7.19, 7.37, 7.33, 7.08, 6.55, 5.95, 5.91}</text:p>
          </table:table-cell>
          <table:covered-table-cell table:style-name="ce91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6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0.19, 0.53, 0.53, 0.58, 0.59, 0.59, 0.57, 0.61, 0.61, 0.56}</text:p>
          </table:table-cell>
          <table:table-cell table:style-name="ce26" office:value-type="string" calcext:value-type="string">
            <text:p>{1.91, 1.98, 2.25, 2.37, 1.98, 1.99, 1.99, 2.42, 1.98, 1.98}</text:p>
          </table:table-cell>
          <table:table-cell table:style-name="ce24" office:value-type="string" calcext:value-type="string">
            <text:p>{20.38, 17.92, 17.51, 19.15, 19.05, 16.97, 15.74, 15.62, 15.58, 15.61}</text:p>
          </table:table-cell>
          <table:table-cell table:style-name="ce35" office:value-type="string" calcext:value-type="string">
            <text:p>{11.01, 11.46, 13.25, 12.58, 12.40, 12.81, 15.15, 10.83, 10.26, 10.19}</text:p>
          </table:table-cell>
          <table:covered-table-cell table:style-name="ce92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6"/>
        </table:table-row>
        <table:table-row table:style-name="ro3">
          <table:table-cell/>
          <table:table-cell office:value-type="string" calcext:value-type="string" table:number-columns-spanned="1" table:number-rows-spanned="4">
            <text:p>FAST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47" office:value-type="string" calcext:value-type="string" table:number-columns-spanned="4" table:number-rows-spanned="1">
            <text:p>{1824, 1832, 1810, 1817, 1793, 1796, 1788, 1695, 1749, 1770}</text:p>
          </table:table-cell>
          <table:covered-table-cell table:number-columns-repeated="2" table:style-name="ce22" office:value-type="string" calcext:value-type="string">
            <text:p>{1824, 1832, 1810, 1817, 1793, 1796, 1788, 1695, 1749, 1770}</text:p>
          </table:covered-table-cell>
          <table:covered-table-cell table:style-name="ce81" office:value-type="string" calcext:value-type="string">
            <text:p>{1824, 1832, 1810, 1817, 1793, 1796, 1788, 1695, 1749, 1770}</text:p>
          </table:covered-table-cell>
          <table:table-cell table:style-name="ce93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6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58" office:value-type="string" calcext:value-type="string" table:number-columns-spanned="4" table:number-rows-spanned="1">
            <text:p>{149, 152, 150, 155, 149, 149, 156, 150, 138, 143}</text:p>
          </table:table-cell>
          <table:covered-table-cell table:number-columns-repeated="2" table:style-name="ce22"/>
          <table:covered-table-cell table:style-name="ce81"/>
          <table:covered-table-cell table:style-name="ce93"/>
          <table:covered-table-cell table:style-name="ce106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/>
          <table:table-cell office:value-type="string" calcext:value-type="string">
            <text:p>{0.86, 0.77, 0.70, 0.67, 0.66, 0.65, 0.65, 0.65, 0.55, 0.67}</text:p>
          </table:table-cell>
          <table:table-cell table:style-name="ce25" office:value-type="string" calcext:value-type="string">
            <text:p>{0.72, 0.69, 0.72, 0.65, 0.69, 0.69, 0.67, 0.65, 0.72, 0.70}</text:p>
          </table:table-cell>
          <table:table-cell table:style-name="ce23" office:value-type="string" calcext:value-type="string">
            <text:p>{0.81, 0.69, 0.66, 0.54, 0.67, 0.65, 0.68, 0.65, 0.66, 0.67}</text:p>
          </table:table-cell>
          <table:table-cell table:style-name="ce34" office:value-type="string" calcext:value-type="string">
            <text:p>{0.84, 0.68, 0.54, 0.72, 0.67, 0.66, 0.66, 0.65, 0.57, 0.66}</text:p>
          </table:table-cell>
          <table:covered-table-cell table:style-name="ce91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6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1.03, 0.96, 0.87, 0.36, 0.74, 0.50, 0.37, 0.58, 0.35, 0.46}</text:p>
          </table:table-cell>
          <table:table-cell table:style-name="ce26" office:value-type="string" calcext:value-type="string">
            <text:p>{2.22, 2.09, 2.11, 2.03, 2.68, 2.63, 2.57, 1.99, 2.26, 2.58}</text:p>
          </table:table-cell>
          <table:table-cell table:style-name="ce24" office:value-type="string" calcext:value-type="string">
            <text:p>{23.51, 19.37, 19.27, 20.77, 18.00, 18.79, 20.10, 19.92, 17.60, 16.45}</text:p>
          </table:table-cell>
          <table:table-cell table:style-name="ce35" office:value-type="string" calcext:value-type="string">
            <text:p>{22.02, 13.94, 13.41, 14.83, 14.24, 12.54, 13.28, 11.02, 12.46, 13.90}</text:p>
          </table:table-cell>
          <table:covered-table-cell table:style-name="ce92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6"/>
        </table:table-row>
        <table:table-row table:style-name="ro3">
          <table:table-cell/>
          <table:table-cell office:value-type="string" calcext:value-type="string" table:number-columns-spanned="1" table:number-rows-spanned="4">
            <text:p>BRISK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59" office:value-type="string" calcext:value-type="string" table:number-columns-spanned="4" table:number-rows-spanned="1">
            <text:p>{2757, 2777, 2741, 2735, 2757, 2695, 2715, 2628, 2639, 2672}</text:p>
          </table:table-cell>
          <table:covered-table-cell table:number-columns-repeated="3" table:style-name="ce22" office:value-type="string" calcext:value-type="string">
            <text:p>{2757, 2777, 2741, 2735, 2757, 2695, 2715, 2628, 2639, 2672}</text:p>
          </table:covered-table-cell>
          <table:table-cell table:style-name="ce93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6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62" office:value-type="string" calcext:value-type="string" table:number-columns-spanned="4" table:number-rows-spanned="1">
            <text:p>{264, 282, 282, 277, 297, 279, 289, 272, 266, 254}</text:p>
          </table:table-cell>
          <table:covered-table-cell table:number-columns-repeated="3" table:style-name="ce22"/>
          <table:covered-table-cell table:style-name="ce93"/>
          <table:covered-table-cell table:style-name="ce106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 office:value-type="string" calcext:value-type="string">
            <text:p>Detector</text:p>
          </table:covered-table-cell>
          <table:table-cell office:value-type="string" calcext:value-type="string">
            <text:p>{27.71, 27.79, 25.46, 25.91, 25.51, 25.40, 26.21, 24.98, 25.88, 25.20}</text:p>
          </table:table-cell>
          <table:table-cell table:style-name="ce25" office:value-type="string" calcext:value-type="string">
            <text:p>{29.52, 26.40, 25.92, 25.70, 25.83, 25.81, 25.89, 25.09, 25.67, 25.48}</text:p>
          </table:table-cell>
          <table:table-cell table:style-name="ce23" office:value-type="string" calcext:value-type="string">
            <text:p>{34.47, 26.54, 26.10, 26.20, 25.82, 25.73, 25.70, 25.20, 25.55, 25.33}</text:p>
          </table:table-cell>
          <table:table-cell table:style-name="ce34" office:value-type="string" calcext:value-type="string">
            <text:p>{27.17, 25.70, 25.68, 25.58, 26.11, 25.72, 25.54, 25.14, 25.32, 25.29}</text:p>
          </table:table-cell>
          <table:covered-table-cell table:style-name="ce94"/>
          <table:covered-table-cell table:style-name="ce77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1.42, 0.55, 0.51, 0.51, 0.53, 0.53, 0.53, 0.48, 0.50, 0.46}</text:p>
          </table:table-cell>
          <table:table-cell table:style-name="ce26" office:value-type="string" calcext:value-type="string">
            <text:p>{7.13, 6.24, 6.25, 6.72, 6.27, 6.19, 6.52, 6.21, 6.18, 6.53}</text:p>
          </table:table-cell>
          <table:table-cell table:style-name="ce24" office:value-type="string" calcext:value-type="string">
            <text:p>{25.68, 17.85, 16.73, 16.94, 16.72, 16.69, 16.68, 16.73, 16.56, 16.58}</text:p>
          </table:table-cell>
          <table:table-cell table:style-name="ce35" office:value-type="string" calcext:value-type="string">
            <text:p>{18.77, 15.77, 15.60, 15.92, 16.01, 15.94, 15.72, 15.44, 15.62, 15.23}</text:p>
          </table:table-cell>
          <table:covered-table-cell table:style-name="ce95"/>
          <table:covered-table-cell table:style-name="ce77"/>
        </table:table-row>
        <table:table-row table:style-name="ro3">
          <table:table-cell/>
          <table:table-cell office:value-type="string" calcext:value-type="string" table:number-columns-spanned="1" table:number-rows-spanned="4">
            <text:p>ORB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47" office:value-type="string" calcext:value-type="string" table:number-columns-spanned="4" table:number-rows-spanned="1">
            <text:p>{500, 500, 500, 500, 500, 500, 500, 500, 500, 500}</text:p>
          </table:table-cell>
          <table:covered-table-cell table:number-columns-repeated="2" table:style-name="ce22" office:value-type="string" calcext:value-type="string">
            <text:p>{500, 500, 500, 500, 500, 500, 500, 500, 500, 500}</text:p>
          </table:covered-table-cell>
          <table:covered-table-cell table:style-name="ce81" office:value-type="string" calcext:value-type="string">
            <text:p>{500, 500, 500, 500, 500, 500, 500, 500, 500, 500}</text:p>
          </table:covered-table-cell>
          <table:table-cell table:style-name="ce90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6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58" office:value-type="string" calcext:value-type="string" table:number-columns-spanned="4" table:number-rows-spanned="1">
            <text:p>{92, 102, 106, 113, 109, 125, 130, 129, 127, 128}</text:p>
          </table:table-cell>
          <table:covered-table-cell table:number-columns-repeated="2" table:style-name="ce22"/>
          <table:covered-table-cell table:style-name="ce81"/>
          <table:covered-table-cell table:style-name="ce90"/>
          <table:covered-table-cell table:style-name="ce106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/>
          <table:table-cell office:value-type="string" calcext:value-type="string">
            <text:p>{98.59, 4.90, 4.55, 5.22, 4.56, 4.73, 5.14, 4.54, 5.03, 4.62}</text:p>
          </table:table-cell>
          <table:table-cell table:style-name="ce25" office:value-type="string" calcext:value-type="string">
            <text:p>{87.96, 5.23, 5.03, 4.50, 5.18, 5.38, 5.15, 4.31, 4.85, 4.99}</text:p>
          </table:table-cell>
          <table:table-cell table:style-name="ce23" office:value-type="string" calcext:value-type="string">
            <text:p>{74.21, 5.04, 4.99, 4.81, 4.31, 4.43, 4.40, 4.29, 4.39, 4.34}</text:p>
          </table:table-cell>
          <table:table-cell table:style-name="ce34" office:value-type="string" calcext:value-type="string">
            <text:p>{77.64, 4.87, 4.85, 6.11, 4.41, 4.32, 4.64, 4.33, 4.37, 4.41}</text:p>
          </table:table-cell>
          <table:covered-table-cell table:style-name="ce94"/>
          <table:covered-table-cell table:style-name="ce77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0.77, 0.28, 0.28, 0.41, 0.28, 0.30, 0.40, 0.36, 0.30, 0.31}</text:p>
          </table:table-cell>
          <table:table-cell table:style-name="ce26" office:value-type="string" calcext:value-type="string">
            <text:p>{7.96, 6.95, 6.92, 7.68, 8.17, 8.87, 8.10, 8.44, 7.96, 7.01}</text:p>
          </table:table-cell>
          <table:table-cell table:style-name="ce24" office:value-type="string" calcext:value-type="string">
            <text:p>{21.34, 20.56, 19.40, 18.14, 16.32, 16.17, 15.89, 16.15, 15.94, 15.97}</text:p>
          </table:table-cell>
          <table:table-cell table:style-name="ce35" office:value-type="string" calcext:value-type="string">
            <text:p>{27.43, 21.98, 20.63, 22.02, 17.21, 17.47, 18.30, 19.88, 20.00, 18.48}</text:p>
          </table:table-cell>
          <table:covered-table-cell table:style-name="ce95"/>
          <table:covered-table-cell table:style-name="ce77"/>
        </table:table-row>
        <table:table-row table:style-name="ro3">
          <table:table-cell/>
          <table:table-cell office:value-type="string" calcext:value-type="string" table:number-columns-spanned="1" table:number-rows-spanned="4">
            <text:p>AKAZE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19" office:value-type="string" calcext:value-type="string" table:number-columns-spanned="5" table:number-rows-spanned="1">
            <text:p>{1351, 1327, 1311, 1351, 1360, 1347, 1363, 1331, 1358, 1331}</text:p>
          </table:table-cell>
          <table:covered-table-cell table:style-name="ce59" office:value-type="string" calcext:value-type="string">
            <text:p>{1351, 1327, 1311, 1351, 1360, 1347, 1363, 1331, 1358, 1331}</text:p>
          </table:covered-table-cell>
          <table:covered-table-cell table:number-columns-repeated="2" table:style-name="ce22" office:value-type="string" calcext:value-type="string">
            <text:p>{1351, 1327, 1311, 1351, 1360, 1347, 1363, 1331, 1358, 1331}</text:p>
          </table:covered-table-cell>
          <table:covered-table-cell table:style-name="ce45" office:value-type="string" calcext:value-type="string">
            <text:p>{1351, 1327, 1311, 1351, 1360, 1347, 1363, 1331, 1358, 1331}</text:p>
          </table:covered-table-cell>
          <table:table-cell table:style-name="ce77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19" office:value-type="string" calcext:value-type="string" table:number-columns-spanned="5" table:number-rows-spanned="1">
            <text:p>{166, 157, 161, 155, 163, 164, 173, 175, 177, 179}</text:p>
          </table:table-cell>
          <table:covered-table-cell table:style-name="ce59"/>
          <table:covered-table-cell table:number-columns-repeated="2" table:style-name="ce22"/>
          <table:covered-table-cell table:style-name="ce45"/>
          <table:table-cell table:style-name="ce77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/>
          <table:table-cell office:value-type="string" calcext:value-type="string">
            <text:p>{40.53, 39.65, 37.93, 41.82, 46.40, 40.66, 39.43, 38.85, 36.37, 36.25}</text:p>
          </table:table-cell>
          <table:table-cell table:style-name="ce27" office:value-type="string" calcext:value-type="string">
            <text:p>{41.99, 39.27, 38.76, 38.87, 41.86, 39.33, 38.60, 36.29, 36.34, 35.76}</text:p>
          </table:table-cell>
          <table:table-cell table:style-name="ce23" office:value-type="string" calcext:value-type="string">
            <text:p>{43.45, 51.89, 45.01, 40.76, 36.74, 35.85, 36.47, 36.85, 35.64, 36.83}</text:p>
          </table:table-cell>
          <table:table-cell table:style-name="ce34" office:value-type="string" calcext:value-type="string">
            <text:p>{44.26, 37.92, 40.29, 40.16, 42.48, 36.18, 35.37, 35.10, 35.07, 36.63}</text:p>
          </table:table-cell>
          <table:table-cell table:style-name="ce46" office:value-type="string" calcext:value-type="string">
            <text:p>{44.05, 41.46, 41.75, 47.81, 36.97, 38.14, 37.13, 36.15, 37.60, 37.13}</text:p>
          </table:table-cell>
          <table:table-cell table:style-name="ce77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0.79, 0.44, 0.49, 0.74, 0.50, 0.58, 0.46, 0.46, 0.47, 0.46}</text:p>
          </table:table-cell>
          <table:table-cell table:style-name="ce28" office:value-type="string" calcext:value-type="string">
            <text:p>{5.60, 4.80, 4.74, 4.90, 5.80, 4.85, 4.89, 4.62, 4.71, 4.65}</text:p>
          </table:table-cell>
          <table:table-cell table:style-name="ce24" office:value-type="string" calcext:value-type="string">
            <text:p>{19.82, 20.71, 19.35, 16.62, 16.50, 16.31, 16.62, 16.47, 16.54, 16.52}</text:p>
          </table:table-cell>
          <table:table-cell table:style-name="ce35" office:value-type="string" calcext:value-type="string">
            <text:p>{13.67, 12.19, 12.32, 13.15, 12.46, 11.64, 11.37, 11.51, 12.22, 11.94}</text:p>
          </table:table-cell>
          <table:table-cell table:style-name="ce102" office:value-type="string" calcext:value-type="string">
            <text:p>{34.55, 33.41, 34.10, 32.98, 32.07, 32.28, 31.71, 32.90, 31.55, 31.58}</text:p>
          </table:table-cell>
          <table:table-cell table:style-name="ce77"/>
        </table:table-row>
        <table:table-row table:style-name="ro3">
          <table:table-cell/>
          <table:table-cell office:value-type="string" calcext:value-type="string" table:number-columns-spanned="1" table:number-rows-spanned="4">
            <text:p>SIFT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59" office:value-type="string" calcext:value-type="string">
            <text:p>{1438, 1371, 1380, 1335, 1305, 1369, 1396, 1382, 1463, 1422}</text:p>
          </table:table-cell>
          <table:table-cell table:style-name="ce74" office:value-type="string" calcext:value-type="string" table:number-columns-spanned="1" table:number-rows-spanned="4">
            <text:p>(-215:Assertion failed) inv_scale_x &gt; 0 in function 'resize'</text:p>
          </table:table-cell>
          <table:table-cell table:style-name="ce81" office:value-type="string" calcext:value-type="string" table:number-columns-spanned="2" table:number-rows-spanned="1">
            <text:p>{1438, 1371, 1380, 1335, 1305, 1369, 1396, 1382, 1463, 1422}</text:p>
          </table:table-cell>
          <table:covered-table-cell table:style-name="ce81" office:value-type="string" calcext:value-type="string">
            <text:p>{1438, 1371, 1380, 1335, 1305, 1369, 1396, 1382, 1463, 1422}</text:p>
          </table:covered-table-cell>
          <table:table-cell table:style-name="ce90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6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59" office:value-type="string" calcext:value-type="string">
            <text:p>{138, 132, 124, 137, 134, 140, 137, 148, 159, 137}</text:p>
          </table:table-cell>
          <table:covered-table-cell table:style-name="ce75"/>
          <table:table-cell table:style-name="ce82" office:value-type="string" calcext:value-type="string" table:number-columns-spanned="2" table:number-rows-spanned="1">
            <text:p>{138, 132, 124, 137, 134, 140, 137, 148, 159, 137}</text:p>
          </table:table-cell>
          <table:covered-table-cell table:style-name="ce81"/>
          <table:covered-table-cell table:style-name="ce103"/>
          <table:covered-table-cell table:style-name="ce106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 office:value-type="string" calcext:value-type="string">
            <text:p>Detector</text:p>
          </table:covered-table-cell>
          <table:table-cell office:value-type="string" calcext:value-type="string">
            <text:p>{75.53, 86.00, 75.30, 72.08, 63.18, 63.88, 64.69, 68.61, 66.48, 69.24}</text:p>
          </table:table-cell>
          <table:covered-table-cell table:style-name="ce77"/>
          <table:table-cell table:style-name="ce23" office:value-type="string" calcext:value-type="string">
            <text:p>{78.21, 67.78, 62.75, 62.87, 64.24, 63.80, 64.34, 65.96, 64.03, 64.58}</text:p>
          </table:table-cell>
          <table:table-cell table:style-name="ce34" office:value-type="string" calcext:value-type="string">
            <text:p>{77.28, 64.85, 55.25, 56.96, 54.46, 56.44, 54.19, 52.88, 58.76, 58.10}</text:p>
          </table:table-cell>
          <table:covered-table-cell table:style-name="ce104"/>
          <table:covered-table-cell table:style-name="ce77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20" office:value-type="string" calcext:value-type="string">
            <text:p>{0.45, 0.76, 0.58, 0.62, 0.61, 0.61, 0.61, 0.62, 0.64, 0.62}</text:p>
          </table:table-cell>
          <table:covered-table-cell table:style-name="ce79"/>
          <table:table-cell table:style-name="ce33" office:value-type="string" calcext:value-type="string">
            <text:p>{19.81, 17.60, 16.43, 16.52, 16.61, 16.52, 17.06, 16.86, 16.68, 16.47}</text:p>
          </table:table-cell>
          <table:table-cell table:style-name="ce36" office:value-type="string" calcext:value-type="string">
            <text:p>{63.81, 41.27, 40.55, 44.39, 39.58, 39.68, 41.21, 40.67, 44.61, 44.31}</text:p>
          </table:table-cell>
          <table:covered-table-cell table:style-name="ce102"/>
          <table:covered-table-cell table:style-name="ce77"/>
        </table:table-row>
        <table:table-row table:style-name="ro1">
          <table:table-cell/>
          <table:table-cell table:style-name="Default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18"/>
          <table:table-cell table:style-name="Default"/>
          <table:table-cell/>
          <table:table-cell table:style-name="ce48" table:number-columns-repeated="5"/>
          <table:table-cell/>
        </table:table-row>
        <table:table-row table:style-name="ro3">
          <table:table-cell/>
          <table:table-cell table:style-name="ce30" office:value-type="string" calcext:value-type="string" table:number-columns-spanned="5" table:number-rows-spanned="1">
            <text:p>TOP 3 Detector-Descriptor</text:p>
          </table:table-cell>
          <table:covered-table-cell table:number-columns-repeated="2" table:style-name="ce29"/>
          <table:covered-table-cell table:style-name="ce64"/>
          <table:covered-table-cell table:style-name="ce76"/>
          <table:table-cell table:style-name="ce10" table:number-columns-repeated="3"/>
          <table:table-cell/>
        </table:table-row>
        <table:table-row table:style-name="ro1">
          <table:table-cell/>
          <table:table-cell table:style-name="ce32" office:value-type="string" calcext:value-type="string">
            <text:p>ORB</text:p>
          </table:table-cell>
          <table:table-cell table:style-name="ce29" office:value-type="string" calcext:value-type="string">
            <text:p>ORB</text:p>
          </table:table-cell>
          <table:table-cell table:style-name="ce57" office:value-type="string" calcext:value-type="string" table:number-columns-spanned="3" table:number-rows-spanned="1">
            <text:p>Except for the first image, the detector and descriptor took a short amount of time, and orientations were obtained.</text:p>
          </table:table-cell>
          <table:covered-table-cell table:style-name="ce29"/>
          <table:covered-table-cell table:style-name="ce64"/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FAST</text:p>
          </table:table-cell>
          <table:table-cell table:style-name="ce29" office:value-type="string" calcext:value-type="string">
            <text:p>BRIEF</text:p>
          </table:table-cell>
          <table:table-cell table:style-name="ce57" office:value-type="string" calcext:value-type="string" table:number-columns-spanned="3" table:number-rows-spanned="1">
            <text:p>This combination is the fastest method for point matching.</text:p>
          </table:table-cell>
          <table:covered-table-cell table:style-name="ce29"/>
          <table:covered-table-cell table:style-name="ce64"/>
          <table:table-cell/>
          <table:table-cell table:style-name="ce9"/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SHI-TOMASI</text:p>
          </table:table-cell>
          <table:table-cell table:style-name="ce29" office:value-type="string" calcext:value-type="string">
            <text:p>BRIEF</text:p>
          </table:table-cell>
          <table:table-cell table:style-name="ce57" office:value-type="string" calcext:value-type="string" table:number-columns-spanned="3" table:number-rows-spanned="1">
            <text:p>Point matching was completed with few errors in a short amount of time.</text:p>
          </table:table-cell>
          <table:covered-table-cell table:style-name="ce29"/>
          <table:covered-table-cell table:style-name="ce64"/>
          <table:table-cell table:number-columns-repeated="4"/>
        </table:table-row>
        <table:table-row table:style-name="ro3">
          <table:table-cell/>
          <table:table-cell table:style-name="ce18"/>
          <table:table-cell table:style-name="ce10" table:number-columns-repeated="3"/>
          <table:table-cell table:number-columns-repeated="5"/>
        </table:table-row>
        <table:table-row table:style-name="ro3">
          <table:table-cell/>
          <table:table-cell table:style-name="ce48"/>
          <table:table-cell table:style-name="ce11" table:number-columns-repeated="3"/>
          <table:table-cell table:number-columns-repeated="5"/>
        </table:table-row>
        <table:table-row table:style-name="ro3">
          <table:table-cell/>
          <table:table-cell table:style-name="ce18"/>
          <table:table-cell table:style-name="ce10" table:number-columns-repeated="3"/>
          <table:table-cell table:number-columns-repeated="5"/>
        </table:table-row>
        <table:table-row table:style-name="ro3">
          <table:table-cell/>
          <table:table-cell table:style-name="ce48"/>
          <table:table-cell table:style-name="ce11"/>
          <table:table-cell/>
          <table:table-cell table:style-name="ce11"/>
          <table:table-cell table:number-columns-repeated="5"/>
        </table:table-row>
        <table:table-row table:style-name="ro3">
          <table:table-cell/>
          <table:table-cell table:style-name="ce18"/>
          <table:table-cell table:style-name="ce10"/>
          <table:table-cell/>
          <table:table-cell table:style-name="ce10" table:number-columns-repeated="2"/>
          <table:table-cell/>
          <table:table-cell table:style-name="ce10"/>
          <table:table-cell table:number-columns-repeated="2"/>
        </table:table-row>
        <table:table-row table:style-name="ro3">
          <table:table-cell/>
          <table:table-cell table:style-name="ce48"/>
          <table:table-cell table:style-name="ce11" table:number-columns-repeated="3"/>
          <table:table-cell table:number-columns-repeated="5"/>
        </table:table-row>
        <table:table-row table:style-name="ro3">
          <table:table-cell/>
          <table:table-cell table:style-name="ce18"/>
          <table:table-cell table:style-name="ce10" table:number-columns-repeated="3"/>
          <table:table-cell table:number-columns-repeated="3"/>
          <table:table-cell table:style-name="ce37"/>
          <table:table-cell/>
        </table:table-row>
        <table:table-row table:style-name="ro3">
          <table:table-cell/>
          <table:table-cell table:style-name="ce48"/>
          <table:table-cell table:style-name="ce11" table:number-columns-repeated="3"/>
          <table:table-cell table:number-columns-repeated="2"/>
          <table:table-cell table:style-name="ce37"/>
          <table:table-cell table:style-name="ce48"/>
          <table:table-cell/>
        </table:table-row>
        <table:table-row table:style-name="ro3">
          <table:table-cell/>
          <table:table-cell table:style-name="ce18"/>
          <table:table-cell table:style-name="ce10" table:number-columns-repeated="3"/>
          <table:table-cell table:number-columns-repeated="5"/>
        </table:table-row>
        <table:table-row table:style-name="ro3">
          <table:table-cell/>
          <table:table-cell table:style-name="ce48"/>
          <table:table-cell table:style-name="ce1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4:31:57.255294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1:07:09.300083465</meta:creation-date>
    <dc:date>2022-12-19T14:33:26.821268391</dc:date>
    <meta:editing-duration>PT1H52M17S</meta:editing-duration>
    <meta:editing-cycles>17</meta:editing-cycles>
    <meta:generator>LibreOffice/6.4.7.2$Linux_X86_64 LibreOffice_project/40$Build-2</meta:generator>
    <meta:document-statistic meta:table-count="1" meta:cell-count="160" meta:object-count="0"/>
  </office:meta>
</office:document-meta>
</file>